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" svg:stroke-width="0.106cm" svg:stroke-color="#009900" draw:marker-start-width="0.358cm" draw:marker-end-width="0.358cm" svg:stroke-opacity="100%" draw:fill="solid" draw:fill-color="#009900" draw:opacity="20%" draw:textarea-horizontal-align="justify" draw:textarea-vertical-align="middle" draw:auto-grow-height="false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011cm" fo:min-width="5.853cm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906cm" fo:min-width="3.304cm"/>
    </style:style>
    <style:style style:name="gr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636cm" fo:min-width="6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8cm" fo:min-width="3.8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Standard-title">
      <style:graphic-properties fo:min-height="1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 fo:font-weight="bold" style:font-size-asian="12pt" style:font-size-complex="12pt"/>
    </style:style>
    <style:style style:name="P5" style:family="paragraph">
      <style:paragraph-properties fo:text-align="center"/>
      <style:text-properties fo:font-size="12pt" style:font-size-asian="14pt" style:font-size-complex="14pt"/>
    </style:style>
    <style:style style:name="P6" style:family="paragraph">
      <style:paragraph-properties fo:text-align="end"/>
      <style:text-properties fo:font-size="14pt"/>
    </style:style>
    <style:style style:name="P7" style:family="paragraph">
      <style:paragraph-properties fo:text-align="end"/>
      <style:text-properties fo:color="#009900" fo:font-size="14pt"/>
    </style:style>
    <style:style style:name="P8" style:family="paragraph">
      <style:text-properties fo:font-size="40pt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custom-shape draw:style-name="gr1" draw:text-style-name="P1" draw:layer="layout" svg:width="12.4cm" svg:height="5.316cm" svg:x="8cm" svg:y="9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799cm" svg:height="2.4cm" svg:x="14.7cm" svg:y="15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cm" svg:height="3.2cm" svg:x="14.1cm" svg:y="23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4.9cm" svg:height="1.173cm" svg:x="1.6cm" svg:y="4.129cm">
          <text:p text:style-name="P2"><text:span text:style-name="T1">AUTORISATION</text:span></text:p>
          <text:p text:style-name="P2"><text:span text:style-name="T1">DIFFUSION THE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4.526cm" svg:height="1.235cm" svg:x="1.601cm" svg:y="6.367cm">
          <text:p text:style-name="P2"><text:span text:style-name="T1">SIGNALEMENT</text:span></text:p>
          <text:p text:style-name="P2"><text:span text:style-name="T1">THE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4.8cm" svg:height="1.284cm" svg:x="1.6cm" svg:y="8.701cm">
          <text:p text:style-name="P2"><text:span text:style-name="T1">ARCHIVABILITE</text:span></text:p>
          <text:p text:style-name="P2"><text:span text:style-name="T1">VERSION ORIGI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5.199cm" svg:height="1.103cm" svg:x="12.399cm" svg:y="10cm">
          <text:p text:style-name="P2"><text:span text:style-name="T2">DEPOT</text:span></text:p>
          <text:p text:style-name="P2"><text:span text:style-name="T2">VERSION ARCHIV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4cm" svg:y1="9.985cm" svg:x2="7.95cm" svg:y2="20.5cm" draw:start-shape="id1" draw:start-glue-point="6" draw:end-shape="id2" draw:end-glue-point="4" svg:d="M4000 9985l3950 10515" svg:viewBox="0 0 3951 10516">
          <text:p text:style-name="P1"><text:span text:style-name="T3">Testée</text:span></text:p>
          <text:p text:style-name="P1"><text:span text:style-name="T3"/></text:p>
        </draw:connector>
        <draw:connector draw:style-name="gr3" draw:text-style-name="P2" draw:layer="layout" draw:type="line" svg:x1="14.999cm" svg:y1="11.103cm" svg:x2="14.999cm" svg:y2="12.099cm" draw:start-shape="id3" draw:start-glue-point="6" draw:end-shape="id4" draw:end-glue-point="4" svg:d="M14999 11103v996" svg:viewBox="0 0 1 997">
          <text:p text:style-name="P1"><text:span text:style-name="T3">Fichier déposé</text:span></text:p>
        </draw:connector>
        <draw:custom-shape draw:style-name="gr2" draw:text-style-name="P3" xml:id="id8" draw:id="id8" draw:layer="layout" svg:width="5.099cm" svg:height="1.246cm" svg:x="15.1cm" svg:y="15.953cm">
          <text:p text:style-name="P2"><text:span text:style-name="T1">VERIFICATION </text:span></text:p>
          <text:p text:style-name="P2"><text:span text:style-name="T1">VERSION ARCHIV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7cm" svg:height="1.277cm" svg:x="5.6cm" svg:y="20.5cm">
          <text:p text:style-name="P2"><text:span text:style-name="T1">RDV BU </text:span></text:p>
          <text:p text:style-name="P2"><text:span text:style-name="T1">SAISIE DOCTORA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4.5cm" svg:height="1.166cm" svg:x="5.6cm" svg:y="25.734cm">
          <svg:title>titre</svg:title>
          <svg:desc>coucou
hello</svg:desc>
          <text:p text:style-name="P2"><text:span text:style-name="T1">RDV BU</text:span></text:p>
          <text:p text:style-name="P2"><text:span text:style-name="T1">VALIDATION B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5cm" svg:height="1.201cm" svg:x="1.6cm" svg:y="1.8cm">
          <text:p text:style-name="P2"><text:span text:style-name="T1">DEPOT</text:span></text:p>
          <text:p text:style-name="P2"><text:span text:style-name="T1">VERSION ORIGINA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type="line" svg:x1="6.4cm" svg:y1="9.343cm" svg:x2="12.399cm" svg:y2="10.552cm" draw:start-shape="id1" draw:end-shape="id3" draw:end-glue-point="5" svg:d="M6400 9343l5999 1209" svg:viewBox="0 0 6000 1210">
          <text:p text:style-name="P1"><text:span text:style-name="T4">Testée</text:span></text:p>
        </draw:connector>
        <draw:connector draw:style-name="gr3" draw:text-style-name="P2" draw:layer="layout" draw:type="line" svg:x1="3.864cm" svg:y1="7.602cm" svg:x2="4cm" svg:y2="8.701cm" draw:start-shape="id5" draw:start-glue-point="6" draw:end-shape="id1" draw:end-glue-point="4" svg:d="M3864 7602l136 1099" svg:viewBox="0 0 137 1100">
          <text:p text:style-name="P1"><text:span text:style-name="T3">Signalement saisi</text:span></text:p>
        </draw:connector>
        <draw:connector draw:style-name="gr3" draw:text-style-name="P2" draw:layer="layout" draw:type="line" svg:x1="4.05cm" svg:y1="5.302cm" svg:x2="3.864cm" svg:y2="6.367cm" draw:start-shape="id6" draw:start-glue-point="6" draw:end-shape="id5" draw:end-glue-point="4" svg:d="M4050 5302l-186 1065" svg:viewBox="0 0 187 1066">
          <text:p text:style-name="P1"><text:span text:style-name="T3">Autorisation remplie</text:span></text:p>
        </draw:connector>
        <draw:connector draw:style-name="gr3" draw:text-style-name="P2" draw:layer="layout" draw:type="line" svg:x1="4.1cm" svg:y1="3.001cm" svg:x2="4.05cm" svg:y2="4.129cm" draw:start-shape="id7" draw:start-glue-point="6" draw:end-shape="id6" draw:end-glue-point="4" svg:d="M4100 3001l-50 1128" svg:viewBox="0 0 51 1129">
          <text:p text:style-name="P1"><text:span text:style-name="T3">Fichier déposé</text:span></text:p>
        </draw:connector>
        <draw:connector draw:style-name="gr4" draw:text-style-name="P1" draw:layer="layout" draw:type="line" svg:x1="17.65cm" svg:y1="17.199cm" svg:x2="7.95cm" svg:y2="20.5cm" draw:start-shape="id8" draw:start-glue-point="6" draw:end-shape="id2" draw:end-glue-point="4" svg:d="M17650 17199l-9700 3301" svg:viewBox="0 0 9701 3302">
          <text:p text:style-name="P1">Valide</text:p>
        </draw:connector>
        <draw:custom-shape draw:style-name="gr2" draw:text-style-name="P3" xml:id="id9" draw:id="id9" draw:layer="layout" svg:width="4.5cm" svg:height="1.166cm" svg:x="5.6cm" svg:y="22.759cm">
          <svg:title>titre</svg:title>
          <svg:desc>coucou
hello</svg:desc>
          <text:p text:style-name="P2"><text:span text:style-name="T1">RDV BU</text:span></text:p>
          <text:p text:style-name="P2"><text:span text:style-name="T1">SAISIE B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95cm" svg:y1="21.777cm" svg:x2="7.85cm" svg:y2="22.759cm" draw:start-shape="id2" draw:start-glue-point="6" draw:end-shape="id9" draw:end-glue-point="4" svg:d="M7950 21777l-100 982" svg:viewBox="0 0 101 983">
          <text:p text:style-name="P1"><text:span text:style-name="T3">Coord et dispo saisies</text:span></text:p>
        </draw:connector>
        <draw:connector draw:style-name="gr3" draw:text-style-name="P2" draw:layer="layout" draw:type="line" svg:x1="7.85cm" svg:y1="23.925cm" svg:x2="7.85cm" svg:y2="25.734cm" draw:start-shape="id9" draw:start-glue-point="6" draw:end-shape="id10" draw:end-glue-point="4" svg:d="M7850 23925v1809" svg:viewBox="0 0 1 1810">
          <text:p text:style-name="P1"><text:span text:style-name="T3">Mots clés saisis, dépôt archivable, </text:span></text:p>
          <text:p text:style-name="P1"><text:span text:style-name="T3">conv signée, ex papier remis</text:span></text:p>
        </draw:connector>
        <draw:frame draw:style-name="gr5" draw:text-style-name="P7" draw:layer="layout" svg:width="6.353cm" svg:height="1.361cm" svg:x="14.524cm" svg:y="7.839cm">
          <draw:text-box>
            <text:p text:style-name="P6"><text:span text:style-name="T5">Si la version originale </text:span></text:p>
            <text:p text:style-name="P6"><text:span text:style-name="T5">est non archivable</text:span></text:p>
          </draw:text-box>
        </draw:frame>
        <draw:frame draw:style-name="gr6" draw:text-style-name="P7" draw:layer="layout" svg:width="3.804cm" svg:height="2.156cm" svg:x="16.699cm" svg:y="17.764cm">
          <draw:text-box>
            <text:p text:style-name="P6"><text:span text:style-name="T5">Si la version</text:span></text:p>
            <text:p text:style-name="P6"><text:span text:style-name="T5">d'archivage est</text:span></text:p>
            <text:p text:style-name="P6"><text:span text:style-name="T5">archivable</text:span></text:p>
          </draw:text-box>
        </draw:frame>
        <draw:frame presentation:style-name="pr1" draw:text-style-name="P8" draw:layer="layout" svg:width="7.149cm" svg:height="1.6cm" svg:x="13.399cm" svg:y="0.399cm" presentation:class="title" presentation:user-transformed="true">
          <draw:text-box>
            <text:p text:style-name="P8">Workflow</text:p>
          </draw:text-box>
        </draw:frame>
        <draw:connector draw:style-name="gr3" draw:text-style-name="P2" draw:layer="layout" draw:type="line" svg:x1="14.999cm" svg:y1="13.383cm" svg:x2="17.65cm" svg:y2="15.953cm" draw:start-shape="id4" draw:start-glue-point="6" draw:end-shape="id8" draw:end-glue-point="4" svg:d="M14999 13383l2651 2570" svg:viewBox="0 0 2652 2571">
          <text:p text:style-name="P1"><text:span text:style-name="T3">Testée</text:span></text:p>
        </draw:connector>
        <draw:connector draw:style-name="gr4" draw:text-style-name="P1" draw:layer="layout" draw:type="line" svg:x1="15.999cm" svg:y1="24.3cm" svg:x2="18.451cm" svg:y2="26.075cm" draw:start-shape="id11" draw:start-glue-point="6" svg:d="M15999 24300l2452 1775" svg:viewBox="0 0 2453 1776">
          <text:p text:style-name="P1">Condition de franchissement</text:p>
          <text:p text:style-name="P1">(NB : une seule par étape)</text:p>
        </draw:connector>
        <draw:frame draw:style-name="gr7" draw:text-style-name="P7" draw:layer="layout" svg:width="6.834cm" svg:height="0.886cm" svg:x="13.999cm" svg:y="26.499cm">
          <draw:text-box>
            <text:p text:style-name="P6"><text:span text:style-name="T5">Condition de pertinence</text:span></text:p>
          </draw:text-box>
        </draw:frame>
        <draw:custom-shape draw:style-name="gr2" draw:text-style-name="P3" xml:id="id4" draw:id="id4" draw:layer="layout" svg:width="5.199cm" svg:height="1.284cm" svg:x="12.399cm" svg:y="12.099cm">
          <text:p text:style-name="P2"><text:span text:style-name="T1">ARCHIVABILITE</text:span></text:p>
          <text:p text:style-name="P2"><text:span text:style-name="T1">VERSION ARCHIV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4.999cm" svg:y1="13.383cm" svg:x2="7.95cm" svg:y2="20.5cm" draw:start-shape="id4" draw:start-glue-point="6" draw:end-shape="id2" draw:end-glue-point="4" svg:d="M14999 13383l-7049 7117" svg:viewBox="0 0 7050 7118">
          <text:p text:style-name="P1"><text:span text:style-name="T3">Testée</text:span></text:p>
          <text:p text:style-name="P1"><text:span text:style-name="T3"/></text:p>
        </draw:connector>
        <draw:custom-shape draw:style-name="gr2" draw:text-style-name="P3" xml:id="id11" draw:id="id11" draw:layer="layout" svg:width="3.2cm" svg:height="0.801cm" svg:x="14.399cm" svg:y="23.499cm">
          <text:p text:style-name="P2"><text:span text:style-name="T1">CODE ET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3.317cm" svg:height="1.598cm" svg:x="12.199cm" svg:y="21.999cm">
          <draw:text-box>
            <text:p text:style-name="P9">Légende :</text:p>
          </draw:text-box>
        </draw:frame>
        <draw:connector draw:style-name="gr9" draw:text-style-name="P1" draw:layer="layout" draw:type="line" svg:x1="4.162cm" svg:y1="0.635cm" svg:x2="4.1cm" svg:y2="1.8cm" draw:end-shape="id7" draw:end-glue-point="4" svg:d="M4162 635l-62 1165" svg:viewBox="0 0 63 1166">
          <text:p/>
        </draw:connecto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3" svg:stroke-color="#000000" draw:fill="none" draw:fill-gradient-name="Gradient_20_2" draw:fill-hatch-name="Hatching_20_1" draw:fill-image-name="Bitmape_20_1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32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1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1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1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1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1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8.899cm" svg:height="4.676cm" svg:x="1.05cm" svg:y="1.115cm" presentation:class="title" presentation:placeholder="true">
        <draw:text-box/>
      </draw:frame>
      <draw:frame presentation:style-name="Standa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1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09:08:37.049837494</meta:creation-date>
    <dc:date>2016-10-12T11:28:50.330858260</dc:date>
    <meta:editing-duration>P2DT2H4M5S</meta:editing-duration>
    <meta:editing-cycles>83</meta:editing-cycles>
    <meta:generator>LibreOffice/4.2.8.2$Linux_X86_64 LibreOffice_project/420m0$Build-2</meta:generator>
    <meta:document-statistic meta:object-count="55"/>
  </office:meta>
</office:document-meta>
</file>